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88ae" officeooo:paragraph-rsid="001388ae"/>
    </style:style>
    <style:style style:name="T1" style:family="text">
      <style:text-properties officeooo:rsid="00124bca"/>
    </style:style>
    <style:style style:name="T2" style:family="text">
      <style:text-properties officeooo:rsid="00148f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WT</text:p>
      <text:p text:style-name="P1"/>
      <text:p text:style-name="P1">O GWT <text:span text:style-name="T2">é um</text:span> framework <text:span text:style-name="T2">Java composto de um kit de ferramentas de desenvolvimento que facilitam a otimização e criação de aplicações web que utilizam Ajax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1:39.407328929</meta:creation-date>
    <dc:date>2019-03-15T15:45:03.986950064</dc:date>
    <meta:editing-duration>PT52M45S</meta:editing-duration>
    <meta:editing-cycles>2</meta:editing-cycles>
    <meta:generator>LibreOffice/6.2.1.2$Linux_X86_64 LibreOffice_project/7bcb35dc3024a62dea0caee87020152d1ee96e71</meta:generator>
    <meta:document-statistic meta:table-count="0" meta:image-count="0" meta:object-count="0" meta:page-count="1" meta:paragraph-count="2" meta:word-count="27" meta:character-count="156" meta:non-whitespace-character-count="130"/>
  </office:meta>
</office:document-meta>
</file>